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ANTACHOQUE ROSA CATAL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094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1196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MUÑOZ, MEYLIN MAYTH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6350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ANTACHOQUE ROSA CATA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09408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8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7566788</text:p>
          </table:table-cell>
          <table:table-cell table:style-name="Tabla2.A2" office:value-type="string">
            <text:p text:style-name="P9">2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7622823</text:p>
          </table:table-cell>
          <table:table-cell table:style-name="Tabla2.A2" office:value-type="string">
            <text:p text:style-name="P9">30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45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